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111473" officeooo:paragraph-rsid="000b6b07" style:font-style-asian="italic" style:font-style-complex="italic"/>
    </style:style>
    <style:style style:name="P2" style:family="paragraph" style:parent-style-name="Standard">
      <style:text-properties officeooo:rsid="000b8328" officeooo:paragraph-rsid="000b6b07"/>
    </style:style>
    <style:style style:name="P3" style:family="paragraph" style:parent-style-name="Standard">
      <style:text-properties officeooo:rsid="000bb857" officeooo:paragraph-rsid="000b6b07"/>
    </style:style>
    <style:style style:name="P4" style:family="paragraph" style:parent-style-name="Standard">
      <style:text-properties officeooo:rsid="000c9306" officeooo:paragraph-rsid="000b6b07"/>
    </style:style>
    <style:style style:name="P5" style:family="paragraph" style:parent-style-name="Standard">
      <style:text-properties officeooo:rsid="000cbcc0" officeooo:paragraph-rsid="000b6b07"/>
    </style:style>
    <style:style style:name="P6" style:family="paragraph" style:parent-style-name="Standard">
      <style:text-properties officeooo:rsid="000d561f" officeooo:paragraph-rsid="000b6b07"/>
    </style:style>
    <style:style style:name="P7" style:family="paragraph" style:parent-style-name="Standard">
      <style:text-properties officeooo:rsid="000dcc65" officeooo:paragraph-rsid="000b6b07"/>
    </style:style>
    <style:style style:name="P8" style:family="paragraph" style:parent-style-name="Standard">
      <style:text-properties officeooo:rsid="000f5e25" officeooo:paragraph-rsid="000b6b07"/>
    </style:style>
    <style:style style:name="P9" style:family="paragraph" style:parent-style-name="Standard">
      <style:text-properties officeooo:rsid="00106988" officeooo:paragraph-rsid="000b6b07"/>
    </style:style>
    <style:style style:name="P10" style:family="paragraph" style:parent-style-name="Standard">
      <style:text-properties officeooo:rsid="00106e53" officeooo:paragraph-rsid="000b6b07"/>
    </style:style>
    <style:style style:name="P11" style:family="paragraph" style:parent-style-name="Standard">
      <style:text-properties officeooo:rsid="0010bf49" officeooo:paragraph-rsid="000b6b07"/>
    </style:style>
    <style:style style:name="P12" style:family="paragraph" style:parent-style-name="Standard">
      <style:text-properties officeooo:rsid="00111473" officeooo:paragraph-rsid="000b6b07"/>
    </style:style>
    <style:style style:name="T1" style:family="text">
      <style:text-properties officeooo:rsid="00f81c02"/>
    </style:style>
    <style:style style:name="T2" style:family="text">
      <style:text-properties officeooo:rsid="001159cc"/>
    </style:style>
    <style:style style:name="T3" style:family="text">
      <style:text-properties officeooo:rsid="000c9306"/>
    </style:style>
    <style:style style:name="T4" style:family="text">
      <style:text-properties officeooo:rsid="030539f3"/>
    </style:style>
    <style:style style:name="T5" style:family="text">
      <style:text-properties officeooo:rsid="000cbcc0"/>
    </style:style>
    <style:style style:name="T6" style:family="text">
      <style:text-properties officeooo:rsid="0115e1ee"/>
    </style:style>
    <style:style style:name="T7" style:family="text">
      <style:text-properties officeooo:rsid="000dcc6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11037f0"/>
    </style:style>
    <style:style style:name="T10" style:family="text">
      <style:text-properties officeooo:rsid="000f5e25"/>
    </style:style>
    <style:style style:name="T11" style:family="text">
      <style:text-properties officeooo:rsid="0306a2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Спустя месяц команда тринадцатой школы неожиданно для всех выиграла свою первую игру в КВН.</text:p>
      <text:p text:style-name="P3">На конкурсе приветствия мы с Кубой вышли в настоящих фраках и треуголках из костюмерной Клуба КПВРЗ.</text:p>
      <text:p text:style-name="P3">Наполеон (в моём исполнении) принял свою коронную позу — правую руку на грудь, под борт фрака, кулак левой на поясницу. С проникновенной лиричностью, я задумчиво продекламировал крылатую стоку:</text:p>
      <text:p text:style-name="P3">- Москва — как много в этом звуке для сердца...</text:p>
      <text:p text:style-name="P3">Затем, стряхнув поэтическую зачарованность, <text:s/>отрывисто приказал маршалу Мюрату:</text:p>
      <text:p text:style-name="P3">- Москву спалить!</text:p>
      <text:p text:style-name="P3">Куба шмыгнул носом и ответил:</text:p>
      <text:p text:style-name="P3">- Бу зделана!</text:p>
      <text:p text:style-name="P3">Зал покатился со смеху, остальная наша команды вышла в обычной одежде и треуголках из ватмана под звуки закулисного баяна.</text:p>
      <text:p text:style-name="P3">Мы ещё немножко пошутили и выиграли приветствие, а там и всю игру.</text:p>
      <text:p text:style-name="P3"/>
      <text:p text:style-name="P3">Вот так, шутя <text:span text:style-name="T1">и запросто, </text:span>дошли мы до финальной игры в мае, потому что все уже знали — мы сильная команда и если <text:span text:style-name="T3">уж</text:span> нашим шуткам не смеяться, тогда каким же?</text:p>
      <text:p text:style-name="P4">На конкурсах капитанов команд мне достаточно было по-бонапартовски поставить руки и жестом дуче Муссолини задрать подбородок вправо и вверх, чтоб зал с готовностью заржал.</text:p>
      <text:p text:style-name="P4">Мне только не нравилось, что сценарий нашего первого победного выхода был списан с телевизора. Мы просто повторили приветствие, с которым пару лет до нас выходила команда КВН на Центральном телевидении.</text:p>
      <text:p text:style-name="P4">Володя Гуревич громко смеялся в ответ и говорил, что победителей не судят.</text:p>
      <text:p text:style-name="P4">И вот финал, и обе команды на сцене, председатель жюри зачитывает в свой микрофон окончательные результаты игры:</text:p>
      <text:p text:style-name="P4">- ...победителем становится команда КВН средней школы номер тринадцать!</text:p>
      <text:p text:style-name="P4">Ещё не веря услышанному, я вместе со всем залом ору «а-а-а!», оборачиваюсь к своим и вижу, что они бегут на меня — и Куба, и Чепа, и Саша Униат из девятого класса, и Саша Родионенко из нашего, и все остальные, и они тоже кричат <text:s/>«а-а-а!»</text:p>
      <text:p text:style-name="P4">А потом вместо них на меня полетел белый свет и синие занавеси. Я не сразу догадался, что <text:span text:style-name="T4">это</text:span> ко мне подлетают и отлетают неоновые лампы дневного света на потолке сцены.</text:p>
      <text:p text:style-name="P4">Это меня качали.</text:p>
      <text:p text:style-name="P4">На следующий год мы опять победили, но обошлось без подбрасываний капитана в воздух.</text:p>
      <text:p text:style-name="P4">В десятом классе мы дошли до финала, но уступили престижной одиннадцатой школе.</text:p>
      <text:p text:style-name="P4">В тот раз мы содрали сценарий <text:span text:style-name="T5">у команды в теле-КВН за текущий год.</text:span></text:p>
      <text:p text:style-name="P5">Виденное по телеку было ещё слишком свежо в памяти многих и нас обвинили в наглом плагиате.</text:p>
      <text:p text:style-name="P5"/>
      <text:p text:style-name="P5"><text:s/>Но это всё ещё в будущем, а пока что я слушал пламенную речь про смену школьных поколений, новую кровь и гýпанье из моего носа перемещалось в затылок.</text:p>
      <text:p text:style-name="P5">Я с удивлением думал о мгновенных переменах судьбы: за один и тот же день из растоптанного лыжника — в капитаны, чёрт побери!</text:p>
      <text:p text:style-name="P5">Так что на судьбу мне обижаться не за что.</text:p>
      <text:p text:style-name="P5">Просто с того дня мой <text:span text:style-name="T6">безупречно</text:span> римский нос так и остался малость свёрнутым вправо.</text:p>
      <text:p text:style-name="P5"/>
      <text:p text:style-name="P6">Судьба, она же фортуна, прямо не ходит, а движется по синусоиде, как алкаш на поддаче, да плюс к тому ещё и волнообразно: <text:span text:style-name="T7">гребень — впадина, вверх — вниз.</text:span></text:p>
      <text:p text:style-name="P7">Вчера, например, Володя Гуревич с громким смехом вручил мне почтовую открытку, что пришла в школу на моё имя. Послана той девятиклассницей, <text:span text:style-name="T4">которая</text:span> участвовала в <text:soft-page-break/>областной олимпиаде по физике.</text:p>
      <text:p text:style-name="P7">Поздравляет с победой в КВН, а в конце ещё и строку из Маяковского ввернула:</text:p>
      <text:p text:style-name="P7">«желаю тебе <text:span text:style-name="T8">светить везде, светить всегда</text:span>...»</text:p>
      <text:p text:style-name="P7">Не стал я отвечать, то ли смех Володи меня остановил, или стыдно стало, что я без её ведома зелёное пальто на ней расстёгивал.</text:p>
      <text:p text:style-name="P7">А сегодня <text:span text:style-name="T1">я </text:span>поехал на Мир, <text:span text:style-name="T1">потому что </text:span>Наташа сказала, что возле дома, где летом квас продают из жёлтой бочки на двух колёсах, поставили будочку по заправке ампул для шариковых ручек, одна заправка — десять копеек.</text:p>
      <text:p text:style-name="P7">В книжных магазинах продают отдельные ампулы — короткие и подлиннее, но там дороже, <text:span text:style-name="T9">22 копейки за штуку</text:span>.</text:p>
      <text:p text:style-name="P7">На обратном пути стою <text:span text:style-name="T1">себе </text:span>в трамвае возле кабины водителя, там где изнутри за стеклом большой лист, размером с газету, <text:span text:style-name="T9">а на нём</text:span> «Правила пользования трамваем в г. Конотопе Сумской области».</text:p>
      <text:p text:style-name="P7">Неужто в других городах другие правила? <text:span text:style-name="T10">И кто-нибудь, кроме меня, читал эти столбцы с подзаголовками?</text:span></text:p>
      <text:p text:style-name="P8">Правила как правильно ездить. Сколько стоит билет. Кому уступать место. А под конец про меры административного наказания и штраф в три рубля за безбилетный проезд.</text:p>
      <text:p text:style-name="P8"><text:span text:style-name="T1">Б</text:span>умага <text:span text:style-name="T11">у правил хорошая</text:span>, хоть и за стеклом, а видно, что толще газетной.</text:p>
      <text:p text:style-name="P8">Кондукторш с сумочками <text:s/>в трамваях больше нет. Вместо билетов теперь талоны, их продаёт водитель через маленькое окошечко в своей двери. Только неудобно оно расположено — слишком низко, хотя сидящей внутри вагоновожатой в самый раз.</text:p>
      <text:p text:style-name="P8">На стенах трамвая, между окнами, привинчены коробочки с рычажками. Вставишь купленный талон <text:s/>в прорезь коробочки, дёрнешь рычажок и в талоне твоём куча дырочек, а присмотришься — это цифра. </text:p>
      <text:p text:style-name="P8">Иногда на остановке в трамвай подымаются пара контролёров. Просят предъявить закомпостированный талон. Проверяют правильность цифры — совпадает ли с той, что у них пробилась?</text:p>
      <text:p text:style-name="P8">А то <text:s/>ведь <text:span text:style-name="T1">можно </text:span>по одному талону <text:span text:style-name="T9">целый </text:span>месяц ездить.</text:p>
      <text:p text:style-name="P8">Хотя некоторые держат в карманах штук десять пробитых и ездят бесплатно. При проверке достают их целую горсть:</text:p>
      <text:p text:style-name="P9">- А откуда я знаю какой там тот? Шукайте сами.</text:p>
      <text:p text:style-name="P9">Контролёр может и залупиться, если очень уж потёртые — второй месяц в кармане ездят, но чаще махнёт рукой и переходит к следующему пассажиру.</text:p>
      <text:p text:style-name="P9">Под этими правилами я и стоял, хотя места были, но зимой кажется, что стоя <text:span text:style-name="T11">ехать </text:span>теплее.</text:p>
      <text:p text:style-name="P9"/>
      <text:p text:style-name="P9">На Зеленчаке подсел один парень. Я его знаю, хоть и не по имени. Он из выпускного класса нашей школы. <text:s/>И в Клубе я его пару раз видел.</text:p>
      <text:p text:style-name="P9">Подходит ко мне. Привет. Привет. Ну, <text:span text:style-name="T1">шо</text:span>? Да, ничё. Помолчали.</text:p>
      <text:p text:style-name="P9">И смотрю — он меня зажимать начинает. Справа окно с поручнем, за спиной кабина с Правилами. Он за поручень схватился и зажал меня в углу.</text:p>
      <text:p text:style-name="P9">Я ему: «Харэ! Ты <text:span text:style-name="T1">шо</text:span>?» </text:p>
      <text:p text:style-name="P9">А он только хихикает да глаза жмурит, но не выпускает.</text:p>
      <text:p text:style-name="P9">Я на пассажиров смотрю — их <text:s/>хоть немного, но есть; а они, <text:span text:style-name="T1">как один,</text:span> уныло так <text:span text:style-name="T1">и </text:span>задумчиво в окна уставились. Как будто что-то видно через замёрзшее стекло.</text:p>
      <text:p text:style-name="P9">Вобщем, я еле выкрутился из его захвата и встал на ступеньках и выхода. Пришлось заправляться, а то и куртка и свитер, ну, всё до самого тела задралось.</text:p>
      <text:p text:style-name="P9">Вот же придурок. Да запишись ты в Клубе на секцию классической борьбы и трись там в партере об партнёра.</text:p>
      <text:p text:style-name="P9">Но до чего ж унизительно — прославленный капитан КВН в таком синусоидном провале.</text:p>
      <text:p text:style-name="P9"/>
      <text:p text:style-name="P10">А следующий гребень подкатил в конце апреля на всесоюзной игре «Зарница».</text:p>
      <text:p text:style-name="P10">Номинально, это игра пионерская, но в ней участвуют все старшие классы.</text:p>
      <text:p text:style-name="P10"><text:soft-page-break/>Меня назначили командиром сводного отряда школы!</text:p>
      <text:p text:style-name="P11">Никаких погонов, никакого раздела на «синих» и зелёных». </text:p>
      <text:p text:style-name="P11">Но всем быть с рюкзаками, или ранцами, <text:span text:style-name="T11">и</text:span> с походной амуницией — миска, ложка, нитки и иголка.</text:p>
      <text:p text:style-name="P11">После линейки во дворе школы, где учитель физкультуры, Иван Иванович, проверил содержимое пары рюкзаков, все мы — с шестого по десятый классы — вышли на Богдана Хмельницкого и, миновав Базар, свернули в улицу Будённого. Там мы прошли вдоль парка КПВРЗ и спустились к Болоту с Рощей.</text:p>
      <text:p text:style-name="P11">Над ними стоял туман. </text:p>
      <text:p text:style-name="P11">Учителя физкультуры, Иван Иванович и Любовь Ивановна, вскрыли конверт с бумагой-схемой дальнейшего продвижения.</text:p>
      <text:p text:style-name="P11">Мы проследовали до железнодорожного моста в высокой насыпи. Кроме магистральных путей под ним проходит и ветка тянущаяся к Мясокомбинату, по которой мы обогнули Рощу слева.</text:p>
      <text:p text:style-name="P11">Туман редел и меж его клубами виднелось кочковатое поле. </text:p>
      <text:p text:style-name="P11">Раздалась команда «В атаку!» и мы побежали по полю крича «ура!»</text:p>
      <text:p text:style-name="P12">Я бежал вперёд, но не чувствовал своего тела, оно словно растворилось в общей атаке и только космы тумана да неровности поля прыгали перед глазами.</text:p>
      <text:p text:style-name="P12">Потом мы остановились, не доходя до Подлипного, на поле с редкими толстыми вязами.</text:p>
      <text:p text:style-name="P12">Туман рассеялся и день стал солнечным.</text:p>
      <text:p text:style-name="P12">От села приехала настоящая полевая кухня цвета хаки. Нас накормили горячим супом.</text:p>
      <text:p text:style-name="P12">Мы вернулись через Рощу в школу и снова построились на линейку.</text:p>
      <text:p text:style-name="P12">Я, как командир, стоял лицом к строю — с шестого по десятый — и какой-то оператор снимал нас стрекочущей кинокамерой.</text:p>
      <text:p text:style-name="P12">На следующей неделе Володя Шерудило обидно, но очень смешно показывал в классе, как я стою перед строем, сутуля плечи, а когда камера поворачивается на меня <text:span text:style-name="T1">враз </text:span>выпячиваю грудь колесом и тянусь чуть ли не на цыпочки.</text:p>
      <text:p text:style-name="P12"/>
      <text:p text:style-name="P1"><text:span text:style-name="T1">(...в</text:span>от иногда думаю, если б не ежедневное таскание воды из колонки в хату — я так и оставался бы <text:span text:style-name="T2">в строю </text:span>четвёртым <text:span text:style-name="T2">от начала</text:span>, или росту добавилось бы?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28:11.095730441</meta:creation-date>
    <dc:date>2017-03-01T16:28:18.662819159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4" meta:word-count="1296" meta:character-count="8007" meta:non-whitespace-character-count="6750"/>
    <meta:generator>LibreOffice/4.3.3.2$Linux_x86 LibreOffice_project/430m0$Build-2</meta:generator>
  </office:meta>
</office:document-meta>
</file>